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73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10"/>
    <style:style style:name="ce3" style:family="table-cell" style:parent-style-name="Default" style:data-style-name="N10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number-columns-repeated="2"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medie</text:p>
          </table:table-cell>
          <table:table-cell office:value-type="string">
            <text:p>err.medi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.0633">
            <text:p>22.0633</text:p>
          </table:table-cell>
          <table:table-cell office:value-type="float" office:value="21.9768">
            <text:p>21.9768</text:p>
          </table:table-cell>
          <table:table-cell table:style-name="ce1" office:value-type="float" office:value="21.9622">
            <text:p>21.9622</text:p>
          </table:table-cell>
          <table:table-cell table:style-name="ce1" office:value-type="float" office:value="22.0995">
            <text:p>22.0995</text:p>
          </table:table-cell>
          <table:table-cell table:style-name="ce1" office:value-type="float" office:value="21.8152">
            <text:p>21.8152</text:p>
          </table:table-cell>
          <table:table-cell table:style-name="ce1"/>
          <table:table-cell office:value-type="float" office:value="5">
            <text:p>5</text:p>
          </table:table-cell>
          <table:table-cell table:style-name="ce1" table:formula="oooc:=AVERAGE([.B2:.F2])" office:value-type="float" office:value="21.9834">
            <text:p>21.9834</text:p>
          </table:table-cell>
          <table:table-cell table:style-name="ce1" table:formula="oooc:=STDEV([.B2:.F2])/SQRT(5)" office:value-type="float" office:value="0.0493190936656382">
            <text:p>0.0493</text:p>
          </table:table-cell>
        </table:table-row>
        <table:table-row table:style-name="ro2">
          <table:table-cell table:formula="oooc:=[.A2]+5" office:value-type="float" office:value="10">
            <text:p>10</text:p>
          </table:table-cell>
          <table:table-cell office:value-type="float" office:value="44.2588">
            <text:p>44.2588</text:p>
          </table:table-cell>
          <table:table-cell office:value-type="float" office:value="43.9159">
            <text:p>43.9159</text:p>
          </table:table-cell>
          <table:table-cell table:style-name="ce1" office:value-type="float" office:value="44.057">
            <text:p>44.0570</text:p>
          </table:table-cell>
          <table:table-cell table:style-name="ce1" office:value-type="float" office:value="43.9366">
            <text:p>43.9366</text:p>
          </table:table-cell>
          <table:table-cell table:style-name="ce1" office:value-type="float" office:value="43.4889">
            <text:p>43.4889</text:p>
          </table:table-cell>
          <table:table-cell table:style-name="ce1"/>
          <table:table-cell table:formula="oooc:=[.H2]+5" office:value-type="float" office:value="10">
            <text:p>10</text:p>
          </table:table-cell>
          <table:table-cell table:style-name="ce1" table:formula="oooc:=AVERAGE([.B3:.F3])" office:value-type="float" office:value="43.93144">
            <text:p>43.9314</text:p>
          </table:table-cell>
          <table:table-cell table:style-name="ce1" table:formula="oooc:=STDEV([.B3:.F3])/SQRT(5)" office:value-type="float" office:value="0.126301158347816">
            <text:p>0.1263</text:p>
          </table:table-cell>
        </table:table-row>
        <table:table-row table:style-name="ro2">
          <table:table-cell table:formula="oooc:=[.A3]+5" office:value-type="float" office:value="15">
            <text:p>15</text:p>
          </table:table-cell>
          <table:table-cell office:value-type="float" office:value="66.3605">
            <text:p>66.3605</text:p>
          </table:table-cell>
          <table:table-cell office:value-type="float" office:value="66.2565">
            <text:p>66.2565</text:p>
          </table:table-cell>
          <table:table-cell table:style-name="ce1" office:value-type="float" office:value="66.0354">
            <text:p>66.0354</text:p>
          </table:table-cell>
          <table:table-cell table:style-name="ce1" office:value-type="float" office:value="65.8532">
            <text:p>65.8532</text:p>
          </table:table-cell>
          <table:table-cell table:style-name="ce1" office:value-type="float" office:value="65.2545">
            <text:p>65.2545</text:p>
          </table:table-cell>
          <table:table-cell table:style-name="ce1"/>
          <table:table-cell table:formula="oooc:=[.H3]+5" office:value-type="float" office:value="15">
            <text:p>15</text:p>
          </table:table-cell>
          <table:table-cell table:style-name="ce1" table:formula="oooc:=AVERAGE([.B4:.F4])" office:value-type="float" office:value="65.95202">
            <text:p>65.9520</text:p>
          </table:table-cell>
          <table:table-cell table:style-name="ce1" table:formula="oooc:=STDEV([.B4:.F4])/SQRT(5)" office:value-type="float" office:value="0.195296665102097">
            <text:p>0.1953</text:p>
          </table:table-cell>
        </table:table-row>
        <table:table-row table:style-name="ro2">
          <table:table-cell table:formula="oooc:=[.A4]+5" office:value-type="float" office:value="20">
            <text:p>20</text:p>
          </table:table-cell>
          <table:table-cell office:value-type="float" office:value="88.5749">
            <text:p>88.5749</text:p>
          </table:table-cell>
          <table:table-cell office:value-type="float" office:value="88.289">
            <text:p>88.2890</text:p>
          </table:table-cell>
          <table:table-cell table:style-name="ce1" office:value-type="float" office:value="87.9168">
            <text:p>87.9168</text:p>
          </table:table-cell>
          <table:table-cell table:style-name="ce1" office:value-type="float" office:value="87.8935">
            <text:p>87.8935</text:p>
          </table:table-cell>
          <table:table-cell table:style-name="ce1" office:value-type="float" office:value="86.9652">
            <text:p>86.9652</text:p>
          </table:table-cell>
          <table:table-cell table:style-name="ce1"/>
          <table:table-cell table:formula="oooc:=[.H4]+5" office:value-type="float" office:value="20">
            <text:p>20</text:p>
          </table:table-cell>
          <table:table-cell table:style-name="ce1" table:formula="oooc:=AVERAGE([.B5:.F5])" office:value-type="float" office:value="87.92788">
            <text:p>87.9279</text:p>
          </table:table-cell>
          <table:table-cell table:style-name="ce1" table:formula="oooc:=STDEV([.B5:.F5])/SQRT(5)" office:value-type="float" office:value="0.271762770445108">
            <text:p>0.2718</text:p>
          </table:table-cell>
        </table:table-row>
        <table:table-row table:style-name="ro2">
          <table:table-cell table:formula="oooc:=[.A5]+5" office:value-type="float" office:value="25">
            <text:p>25</text:p>
          </table:table-cell>
          <table:table-cell office:value-type="float" office:value="110.9141">
            <text:p>110.9141</text:p>
          </table:table-cell>
          <table:table-cell office:value-type="float" office:value="110.3737">
            <text:p>110.3737</text:p>
          </table:table-cell>
          <table:table-cell table:style-name="ce1" office:value-type="float" office:value="109.9505">
            <text:p>109.9505</text:p>
          </table:table-cell>
          <table:table-cell table:style-name="ce1" office:value-type="float" office:value="109.6918">
            <text:p>109.6918</text:p>
          </table:table-cell>
          <table:table-cell table:style-name="ce1" office:value-type="float" office:value="108.8561">
            <text:p>108.8561</text:p>
          </table:table-cell>
          <table:table-cell table:style-name="ce1"/>
          <table:table-cell table:formula="oooc:=[.H5]+5" office:value-type="float" office:value="25">
            <text:p>25</text:p>
          </table:table-cell>
          <table:table-cell table:style-name="ce1" table:formula="oooc:=AVERAGE([.B6:.F6])" office:value-type="float" office:value="109.95724">
            <text:p>109.9572</text:p>
          </table:table-cell>
          <table:table-cell table:style-name="ce1" table:formula="oooc:=STDEV([.B6:.F6])/SQRT(5)" office:value-type="float" office:value="0.344385910861639">
            <text:p>0.3444</text:p>
          </table:table-cell>
        </table:table-row>
        <table:table-row table:style-name="ro2">
          <table:table-cell table:formula="oooc:=[.A6]+5" office:value-type="float" office:value="30">
            <text:p>30</text:p>
          </table:table-cell>
          <table:table-cell office:value-type="float" office:value="133.1851">
            <text:p>133.1851</text:p>
          </table:table-cell>
          <table:table-cell office:value-type="float" office:value="132.3357">
            <text:p>132.3357</text:p>
          </table:table-cell>
          <table:table-cell table:style-name="ce1" office:value-type="float" office:value="132.119">
            <text:p>132.1190</text:p>
          </table:table-cell>
          <table:table-cell table:style-name="ce1" office:value-type="float" office:value="131.4671">
            <text:p>131.4671</text:p>
          </table:table-cell>
          <table:table-cell table:style-name="ce1" office:value-type="float" office:value="130.5232">
            <text:p>130.5232</text:p>
          </table:table-cell>
          <table:table-cell table:style-name="ce1"/>
          <table:table-cell table:formula="oooc:=[.H6]+5" office:value-type="float" office:value="30">
            <text:p>30</text:p>
          </table:table-cell>
          <table:table-cell table:style-name="ce1" table:formula="oooc:=AVERAGE([.B7:.F7])" office:value-type="float" office:value="131.92602">
            <text:p>131.9260</text:p>
          </table:table-cell>
          <table:table-cell table:style-name="ce1" table:formula="oooc:=STDEV([.B7:.F7])/SQRT(5)" office:value-type="float" office:value="0.445470141984848">
            <text:p>0.4455</text:p>
          </table:table-cell>
        </table:table-row>
        <table:table-row table:style-name="ro2">
          <table:table-cell table:formula="oooc:=[.A7]+5" office:value-type="float" office:value="35">
            <text:p>35</text:p>
          </table:table-cell>
          <table:table-cell office:value-type="float" office:value="155.3989">
            <text:p>155.3989</text:p>
          </table:table-cell>
          <table:table-cell office:value-type="float" office:value="154.5919">
            <text:p>154.5919</text:p>
          </table:table-cell>
          <table:table-cell table:style-name="ce1" office:value-type="float" office:value="154.1245">
            <text:p>154.1245</text:p>
          </table:table-cell>
          <table:table-cell table:style-name="ce1" office:value-type="float" office:value="153.4904">
            <text:p>153.4904</text:p>
          </table:table-cell>
          <table:table-cell table:style-name="ce1" office:value-type="float" office:value="152.3414">
            <text:p>152.3414</text:p>
          </table:table-cell>
          <table:table-cell table:style-name="ce1"/>
          <table:table-cell table:formula="oooc:=[.H7]+5" office:value-type="float" office:value="35">
            <text:p>35</text:p>
          </table:table-cell>
          <table:table-cell table:style-name="ce1" table:formula="oooc:=AVERAGE([.B8:.F8])" office:value-type="float" office:value="153.98942">
            <text:p>153.9894</text:p>
          </table:table-cell>
          <table:table-cell table:style-name="ce1" table:formula="oooc:=STDEV([.B8:.F8])/SQRT(5)" office:value-type="float" office:value="0.516374549527765">
            <text:p>0.5164</text:p>
          </table:table-cell>
        </table:table-row>
        <table:table-row table:style-name="ro2">
          <table:table-cell table:formula="oooc:=[.A8]+5" office:value-type="float" office:value="40">
            <text:p>40</text:p>
          </table:table-cell>
          <table:table-cell office:value-type="float" office:value="177.6639">
            <text:p>177.6639</text:p>
          </table:table-cell>
          <table:table-cell office:value-type="float" office:value="176.5493">
            <text:p>176.5493</text:p>
          </table:table-cell>
          <table:table-cell table:style-name="ce1" office:value-type="float" office:value="176.002">
            <text:p>176.0020</text:p>
          </table:table-cell>
          <table:table-cell table:style-name="ce1" office:value-type="float" office:value="175.455">
            <text:p>175.4550</text:p>
          </table:table-cell>
          <table:table-cell table:style-name="ce1" office:value-type="float" office:value="174.2094">
            <text:p>174.2094</text:p>
          </table:table-cell>
          <table:table-cell table:style-name="ce1"/>
          <table:table-cell table:formula="oooc:=[.H8]+5" office:value-type="float" office:value="40">
            <text:p>40</text:p>
          </table:table-cell>
          <table:table-cell table:style-name="ce1" table:formula="oooc:=AVERAGE([.B9:.F9])" office:value-type="float" office:value="175.97592">
            <text:p>175.9759</text:p>
          </table:table-cell>
          <table:table-cell table:style-name="ce1" table:formula="oooc:=STDEV([.B9:.F9])/SQRT(5)" office:value-type="float" office:value="0.57317849872444">
            <text:p>0.5732</text:p>
          </table:table-cell>
        </table:table-row>
        <table:table-row table:style-name="ro2">
          <table:table-cell table:formula="oooc:=[.A9]+5" office:value-type="float" office:value="45">
            <text:p>45</text:p>
          </table:table-cell>
          <table:table-cell office:value-type="float" office:value="199.7706">
            <text:p>199.7706</text:p>
          </table:table-cell>
          <table:table-cell office:value-type="float" office:value="198.6755">
            <text:p>198.6755</text:p>
          </table:table-cell>
          <table:table-cell table:style-name="ce1" office:value-type="float" office:value="198.0071">
            <text:p>198.0071</text:p>
          </table:table-cell>
          <table:table-cell table:style-name="ce1" office:value-type="float" office:value="197.4141">
            <text:p>197.4141</text:p>
          </table:table-cell>
          <table:table-cell table:style-name="ce1" office:value-type="float" office:value="195.9174">
            <text:p>195.9174</text:p>
          </table:table-cell>
          <table:table-cell table:style-name="ce1"/>
          <table:table-cell table:formula="oooc:=[.H9]+5" office:value-type="float" office:value="45">
            <text:p>45</text:p>
          </table:table-cell>
          <table:table-cell table:style-name="ce1" table:formula="oooc:=AVERAGE([.B10:.F10])" office:value-type="float" office:value="197.95694">
            <text:p>197.9569</text:p>
          </table:table-cell>
          <table:table-cell table:style-name="ce1" table:formula="oooc:=STDEV([.B10:.F10])/SQRT(5)" office:value-type="float" office:value="0.642752120649947">
            <text:p>0.6428</text:p>
          </table:table-cell>
        </table:table-row>
        <table:table-row table:style-name="ro2">
          <table:table-cell table:formula="oooc:=[.A10]+5" office:value-type="float" office:value="50">
            <text:p>50</text:p>
          </table:table-cell>
          <table:table-cell office:value-type="float" office:value="221.9873">
            <text:p>221.9873</text:p>
          </table:table-cell>
          <table:table-cell office:value-type="float" office:value="221.0572">
            <text:p>221.0572</text:p>
          </table:table-cell>
          <table:table-cell table:style-name="ce1" office:value-type="float" office:value="220.0171">
            <text:p>220.0171</text:p>
          </table:table-cell>
          <table:table-cell table:style-name="ce1" office:value-type="float" office:value="219.4166">
            <text:p>219.4166</text:p>
          </table:table-cell>
          <table:table-cell table:style-name="ce1" office:value-type="float" office:value="217.6295">
            <text:p>217.6295</text:p>
          </table:table-cell>
          <table:table-cell table:style-name="ce1"/>
          <table:table-cell table:formula="oooc:=[.H10]+5" office:value-type="float" office:value="50">
            <text:p>50</text:p>
          </table:table-cell>
          <table:table-cell table:style-name="ce1" table:formula="oooc:=AVERAGE([.B11:.F11])" office:value-type="float" office:value="220.02154">
            <text:p>220.0215</text:p>
          </table:table-cell>
          <table:table-cell table:style-name="ce1" table:formula="oooc:=STDEV([.B11:.F11])/SQRT(5)" office:value-type="float" office:value="0.74244971183239">
            <text:p>0.7424</text:p>
          </table:table-cell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number-columns-repeated="2" table:style-name="Default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.3441">
            <text:p>19.3441</text:p>
          </table:table-cell>
          <table:table-cell office:value-type="float" office:value="19.1003">
            <text:p>19.1003</text:p>
          </table:table-cell>
          <table:table-cell table:style-name="ce1" office:value-type="float" office:value="19.1785">
            <text:p>19.1785</text:p>
          </table:table-cell>
          <table:table-cell table:style-name="ce1" office:value-type="float" office:value="19.0366">
            <text:p>19.0366</text:p>
          </table:table-cell>
          <table:table-cell table:style-name="ce1" office:value-type="float" office:value="19.2417">
            <text:p>19.2417</text:p>
          </table:table-cell>
          <table:table-cell table:style-name="ce1"/>
          <table:table-cell office:value-type="float" office:value="5">
            <text:p>5</text:p>
          </table:table-cell>
          <table:table-cell table:style-name="ce1" table:formula="oooc:=AVERAGE([.B18:.F18])" office:value-type="float" office:value="19.18024">
            <text:p>19.1802</text:p>
          </table:table-cell>
          <table:table-cell table:style-name="ce1" table:formula="oooc:=STDEV([.B18:.F18])/SQRT(5)" office:value-type="float" office:value="0.0536904609777195">
            <text:p>0.0537</text:p>
          </table:table-cell>
        </table:table-row>
        <table:table-row table:style-name="ro2">
          <table:table-cell table:formula="oooc:=[.A18]+5" office:value-type="float" office:value="10">
            <text:p>10</text:p>
          </table:table-cell>
          <table:table-cell office:value-type="float" office:value="38.5618">
            <text:p>38.5618</text:p>
          </table:table-cell>
          <table:table-cell office:value-type="float" office:value="38.4871">
            <text:p>38.4871</text:p>
          </table:table-cell>
          <table:table-cell table:style-name="ce1" office:value-type="float" office:value="38.4383">
            <text:p>38.4383</text:p>
          </table:table-cell>
          <table:table-cell table:style-name="ce1" office:value-type="float" office:value="38.2734">
            <text:p>38.2734</text:p>
          </table:table-cell>
          <table:table-cell table:style-name="ce1" office:value-type="float" office:value="38.2671">
            <text:p>38.2671</text:p>
          </table:table-cell>
          <table:table-cell table:style-name="ce1"/>
          <table:table-cell table:formula="oooc:=[.H18]+5" office:value-type="float" office:value="10">
            <text:p>10</text:p>
          </table:table-cell>
          <table:table-cell table:style-name="ce1" table:formula="oooc:=AVERAGE([.B19:.F19])" office:value-type="float" office:value="38.40554">
            <text:p>38.4055</text:p>
          </table:table-cell>
          <table:table-cell table:style-name="ce1" table:formula="oooc:=STDEV([.B19:.F19])/SQRT(5)" office:value-type="float" office:value="0.0586383202351494">
            <text:p>0.0586</text:p>
          </table:table-cell>
        </table:table-row>
        <table:table-row table:style-name="ro2">
          <table:table-cell table:formula="oooc:=[.A19]+5" office:value-type="float" office:value="15">
            <text:p>15</text:p>
          </table:table-cell>
          <table:table-cell office:value-type="float" office:value="58.07">
            <text:p>58.0700</text:p>
          </table:table-cell>
          <table:table-cell office:value-type="float" office:value="57.8006">
            <text:p>57.8006</text:p>
          </table:table-cell>
          <table:table-cell table:style-name="ce1" office:value-type="float" office:value="58.1617">
            <text:p>58.1617</text:p>
          </table:table-cell>
          <table:table-cell table:style-name="ce1" office:value-type="float" office:value="57.4505">
            <text:p>57.4505</text:p>
          </table:table-cell>
          <table:table-cell table:style-name="ce1" office:value-type="float" office:value="58.1468">
            <text:p>58.1468</text:p>
          </table:table-cell>
          <table:table-cell table:style-name="ce1"/>
          <table:table-cell table:formula="oooc:=[.H19]+5" office:value-type="float" office:value="15">
            <text:p>15</text:p>
          </table:table-cell>
          <table:table-cell table:style-name="ce1" table:formula="oooc:=AVERAGE([.B20:.F20])" office:value-type="float" office:value="57.92592">
            <text:p>57.9259</text:p>
          </table:table-cell>
          <table:table-cell table:style-name="ce1" table:formula="oooc:=STDEV([.B20:.F20])/SQRT(5)" office:value-type="float" office:value="0.13543790237596">
            <text:p>0.1354</text:p>
          </table:table-cell>
        </table:table-row>
        <table:table-row table:style-name="ro2">
          <table:table-cell table:formula="oooc:=[.A20]+5" office:value-type="float" office:value="20">
            <text:p>20</text:p>
          </table:table-cell>
          <table:table-cell office:value-type="float" office:value="77.4698">
            <text:p>77.4698</text:p>
          </table:table-cell>
          <table:table-cell office:value-type="float" office:value="77.2979">
            <text:p>77.2979</text:p>
          </table:table-cell>
          <table:table-cell table:style-name="ce1" office:value-type="float" office:value="77.4469">
            <text:p>77.4469</text:p>
          </table:table-cell>
          <table:table-cell table:style-name="ce1" office:value-type="float" office:value="76.6469">
            <text:p>76.6469</text:p>
          </table:table-cell>
          <table:table-cell table:style-name="ce1" office:value-type="float" office:value="76.5524">
            <text:p>76.5524</text:p>
          </table:table-cell>
          <table:table-cell table:style-name="ce1"/>
          <table:table-cell table:formula="oooc:=[.H20]+5" office:value-type="float" office:value="20">
            <text:p>20</text:p>
          </table:table-cell>
          <table:table-cell table:style-name="ce1" table:formula="oooc:=AVERAGE([.B21:.F21])" office:value-type="float" office:value="77.08278">
            <text:p>77.0828</text:p>
          </table:table-cell>
          <table:table-cell table:style-name="ce1" table:formula="oooc:=STDEV([.B21:.F21])/SQRT(5)" office:value-type="float" office:value="0.19999234835363">
            <text:p>0.2000</text:p>
          </table:table-cell>
        </table:table-row>
        <table:table-row table:style-name="ro2">
          <table:table-cell table:formula="oooc:=[.A21]+5" office:value-type="float" office:value="25">
            <text:p>25</text:p>
          </table:table-cell>
          <table:table-cell office:value-type="float" office:value="96.6133">
            <text:p>96.6133</text:p>
          </table:table-cell>
          <table:table-cell office:value-type="float" office:value="96.4791">
            <text:p>96.4791</text:p>
          </table:table-cell>
          <table:table-cell table:style-name="ce1" office:value-type="float" office:value="96.9129">
            <text:p>96.9129</text:p>
          </table:table-cell>
          <table:table-cell table:style-name="ce1" office:value-type="float" office:value="95.8414">
            <text:p>95.8414</text:p>
          </table:table-cell>
          <table:table-cell table:style-name="ce1" office:value-type="float" office:value="95.7619">
            <text:p>95.7619</text:p>
          </table:table-cell>
          <table:table-cell table:style-name="ce1"/>
          <table:table-cell table:formula="oooc:=[.H21]+5" office:value-type="float" office:value="25">
            <text:p>25</text:p>
          </table:table-cell>
          <table:table-cell table:style-name="ce1" table:formula="oooc:=AVERAGE([.B22:.F22])" office:value-type="float" office:value="96.32172">
            <text:p>96.3217</text:p>
          </table:table-cell>
          <table:table-cell table:style-name="ce1" table:formula="oooc:=STDEV([.B22:.F22])/SQRT(5)" office:value-type="float" office:value="0.223985143257315">
            <text:p>0.2240</text:p>
          </table:table-cell>
        </table:table-row>
        <table:table-row table:style-name="ro2">
          <table:table-cell table:formula="oooc:=[.A22]+5" office:value-type="float" office:value="30">
            <text:p>30</text:p>
          </table:table-cell>
          <table:table-cell office:value-type="float" office:value="116.0165">
            <text:p>116.0165</text:p>
          </table:table-cell>
          <table:table-cell office:value-type="float" office:value="115.6841">
            <text:p>115.6841</text:p>
          </table:table-cell>
          <table:table-cell table:style-name="ce1" office:value-type="float" office:value="116.2029">
            <text:p>116.2029</text:p>
          </table:table-cell>
          <table:table-cell table:style-name="ce1" office:value-type="float" office:value="114.9287">
            <text:p>114.9287</text:p>
          </table:table-cell>
          <table:table-cell table:style-name="ce1" office:value-type="float" office:value="115.2599">
            <text:p>115.2599</text:p>
          </table:table-cell>
          <table:table-cell table:style-name="ce1"/>
          <table:table-cell table:formula="oooc:=[.H22]+5" office:value-type="float" office:value="30">
            <text:p>30</text:p>
          </table:table-cell>
          <table:table-cell table:style-name="ce1" table:formula="oooc:=AVERAGE([.B23:.F23])" office:value-type="float" office:value="115.61842">
            <text:p>115.6184</text:p>
          </table:table-cell>
          <table:table-cell table:style-name="ce1" table:formula="oooc:=STDEV([.B23:.F23])/SQRT(5)" office:value-type="float" office:value="0.235440936117743">
            <text:p>0.2354</text:p>
          </table:table-cell>
        </table:table-row>
        <table:table-row table:style-name="ro2">
          <table:table-cell table:formula="oooc:=[.A23]+5" office:value-type="float" office:value="35">
            <text:p>35</text:p>
          </table:table-cell>
          <table:table-cell office:value-type="float" office:value="135.3374">
            <text:p>135.3374</text:p>
          </table:table-cell>
          <table:table-cell office:value-type="float" office:value="135.2231">
            <text:p>135.2231</text:p>
          </table:table-cell>
          <table:table-cell table:style-name="ce1" office:value-type="float" office:value="135.5667">
            <text:p>135.5667</text:p>
          </table:table-cell>
          <table:table-cell table:style-name="ce1" office:value-type="float" office:value="134.2188">
            <text:p>134.2188</text:p>
          </table:table-cell>
          <table:table-cell table:style-name="ce1" office:value-type="float" office:value="134.9346">
            <text:p>134.9346</text:p>
          </table:table-cell>
          <table:table-cell table:style-name="ce1"/>
          <table:table-cell table:formula="oooc:=[.H23]+5" office:value-type="float" office:value="35">
            <text:p>35</text:p>
          </table:table-cell>
          <table:table-cell table:style-name="ce1" table:formula="oooc:=AVERAGE([.B24:.F24])" office:value-type="float" office:value="135.05612">
            <text:p>135.0561</text:p>
          </table:table-cell>
          <table:table-cell table:style-name="ce1" table:formula="oooc:=STDEV([.B24:.F24])/SQRT(5)" office:value-type="float" office:value="0.232762173473271">
            <text:p>0.2328</text:p>
          </table:table-cell>
        </table:table-row>
        <table:table-row table:style-name="ro2">
          <table:table-cell table:formula="oooc:=[.A24]+5" office:value-type="float" office:value="40">
            <text:p>40</text:p>
          </table:table-cell>
          <table:table-cell office:value-type="float" office:value="154.7546">
            <text:p>154.7546</text:p>
          </table:table-cell>
          <table:table-cell office:value-type="float" office:value="154.5461">
            <text:p>154.5461</text:p>
          </table:table-cell>
          <table:table-cell table:style-name="ce1" office:value-type="float" office:value="154.8837">
            <text:p>154.8837</text:p>
          </table:table-cell>
          <table:table-cell table:style-name="ce1" office:value-type="float" office:value="153.4309">
            <text:p>153.4309</text:p>
          </table:table-cell>
          <table:table-cell table:style-name="ce1" office:value-type="float" office:value="153.3084">
            <text:p>153.3084</text:p>
          </table:table-cell>
          <table:table-cell table:style-name="ce1"/>
          <table:table-cell table:formula="oooc:=[.H24]+5" office:value-type="float" office:value="40">
            <text:p>40</text:p>
          </table:table-cell>
          <table:table-cell table:style-name="ce1" table:formula="oooc:=AVERAGE([.B25:.F25])" office:value-type="float" office:value="154.18474">
            <text:p>154.1847</text:p>
          </table:table-cell>
          <table:table-cell table:style-name="ce1" table:formula="oooc:=STDEV([.B25:.F25])/SQRT(5)" office:value-type="float" office:value="0.337647233958757">
            <text:p>0.3376</text:p>
          </table:table-cell>
        </table:table-row>
        <table:table-row table:style-name="ro2">
          <table:table-cell table:formula="oooc:=[.A25]+5" office:value-type="float" office:value="45">
            <text:p>45</text:p>
          </table:table-cell>
          <table:table-cell office:value-type="float" office:value="173.8791">
            <text:p>173.8791</text:p>
          </table:table-cell>
          <table:table-cell office:value-type="float" office:value="173.8185">
            <text:p>173.8185</text:p>
          </table:table-cell>
          <table:table-cell table:style-name="ce1" office:value-type="float" office:value="174.3125">
            <text:p>174.3125</text:p>
          </table:table-cell>
          <table:table-cell table:style-name="ce1" office:value-type="float" office:value="172.4481">
            <text:p>172.4481</text:p>
          </table:table-cell>
          <table:table-cell table:style-name="ce1" office:value-type="float" office:value="172.4526">
            <text:p>172.4526</text:p>
          </table:table-cell>
          <table:table-cell table:style-name="ce1"/>
          <table:table-cell table:formula="oooc:=[.H25]+5" office:value-type="float" office:value="45">
            <text:p>45</text:p>
          </table:table-cell>
          <table:table-cell table:style-name="ce1" table:formula="oooc:=AVERAGE([.B26:.F26])" office:value-type="float" office:value="173.38216">
            <text:p>173.3822</text:p>
          </table:table-cell>
          <table:table-cell table:style-name="ce1" table:formula="oooc:=STDEV([.B26:.F26])/SQRT(5)" office:value-type="float" office:value="0.389834859395616">
            <text:p>0.3898</text:p>
          </table:table-cell>
        </table:table-row>
        <table:table-row table:style-name="ro2">
          <table:table-cell table:formula="oooc:=[.A26]+5" office:value-type="float" office:value="50">
            <text:p>50</text:p>
          </table:table-cell>
          <table:table-cell office:value-type="float" office:value="193.1626">
            <text:p>193.1626</text:p>
          </table:table-cell>
          <table:table-cell office:value-type="float" office:value="193.094">
            <text:p>193.0940</text:p>
          </table:table-cell>
          <table:table-cell table:style-name="ce1" office:value-type="float" office:value="193.5777">
            <text:p>193.5777</text:p>
          </table:table-cell>
          <table:table-cell table:style-name="ce1" office:value-type="float" office:value="191.8238">
            <text:p>191.8238</text:p>
          </table:table-cell>
          <table:table-cell table:style-name="ce1" office:value-type="float" office:value="191.6567">
            <text:p>191.6567</text:p>
          </table:table-cell>
          <table:table-cell table:style-name="ce1"/>
          <table:table-cell table:formula="oooc:=[.H26]+5" office:value-type="float" office:value="50">
            <text:p>50</text:p>
          </table:table-cell>
          <table:table-cell table:style-name="ce1" table:formula="oooc:=AVERAGE([.B27:.F27])" office:value-type="float" office:value="192.66296">
            <text:p>192.6630</text:p>
          </table:table-cell>
          <table:table-cell table:style-name="ce1" table:formula="oooc:=STDEV([.B27:.F27])/SQRT(5)" office:value-type="float" office:value="0.386583339785871">
            <text:p>0.3866</text:p>
          </table:table-cell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style-name="Default" table:formula="oooc:=[.B17]+1" office:value-type="float" office:value="3">
            <text:p>3</text:p>
          </table:table-cell>
          <table:table-cell table:style-name="Default" table:formula="oooc:=[.C17]+1" office:value-type="float" office:value="3">
            <text:p>3</text:p>
          </table:table-cell>
          <table:table-cell table:formula="oooc:=[.D17]+1" office:value-type="float" office:value="3">
            <text:p>3</text:p>
          </table:table-cell>
          <table:table-cell table:formula="oooc:=[.E17]+1" office:value-type="float" office:value="3">
            <text:p>3</text:p>
          </table:table-cell>
          <table:table-cell table:formula="oooc:=[.F17]+1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.0735">
            <text:p>12.0735</text:p>
          </table:table-cell>
          <table:table-cell office:value-type="float" office:value="12.0563">
            <text:p>12.0563</text:p>
          </table:table-cell>
          <table:table-cell table:style-name="ce1" office:value-type="float" office:value="12.0795">
            <text:p>12.0795</text:p>
          </table:table-cell>
          <table:table-cell table:style-name="ce1" office:value-type="float" office:value="12.0336">
            <text:p>12.0336</text:p>
          </table:table-cell>
          <table:table-cell table:style-name="ce1" office:value-type="float" office:value="11.9043">
            <text:p>11.9043</text:p>
          </table:table-cell>
          <table:table-cell table:style-name="ce1"/>
          <table:table-cell office:value-type="float" office:value="5">
            <text:p>5</text:p>
          </table:table-cell>
          <table:table-cell table:style-name="ce1" table:formula="oooc:=AVERAGE([.B34:.F34])" office:value-type="float" office:value="12.02944">
            <text:p>12.0294</text:p>
          </table:table-cell>
          <table:table-cell table:style-name="ce1" table:formula="oooc:=STDEV([.B34:.F34])/SQRT(5)" office:value-type="float" office:value="0.0322847270392674">
            <text:p>0.0323</text:p>
          </table:table-cell>
        </table:table-row>
        <table:table-row table:style-name="ro2">
          <table:table-cell table:formula="oooc:=[.A34]+5" office:value-type="float" office:value="10">
            <text:p>10</text:p>
          </table:table-cell>
          <table:table-cell office:value-type="float" office:value="24.2311">
            <text:p>24.2311</text:p>
          </table:table-cell>
          <table:table-cell office:value-type="float" office:value="24.1561">
            <text:p>24.1561</text:p>
          </table:table-cell>
          <table:table-cell table:style-name="ce1" office:value-type="float" office:value="24.1574">
            <text:p>24.1574</text:p>
          </table:table-cell>
          <table:table-cell table:style-name="ce1" office:value-type="float" office:value="24.1013">
            <text:p>24.1013</text:p>
          </table:table-cell>
          <table:table-cell table:style-name="ce1" office:value-type="float" office:value="23.9867">
            <text:p>23.9867</text:p>
          </table:table-cell>
          <table:table-cell table:style-name="ce1"/>
          <table:table-cell table:formula="oooc:=[.H34]+5" office:value-type="float" office:value="10">
            <text:p>10</text:p>
          </table:table-cell>
          <table:table-cell table:style-name="ce1" table:formula="oooc:=AVERAGE([.B35:.F35])" office:value-type="float" office:value="24.12652">
            <text:p>24.1265</text:p>
          </table:table-cell>
          <table:table-cell table:style-name="ce1" table:formula="oooc:=STDEV([.B35:.F35])/SQRT(5)" office:value-type="float" office:value="0.040590151514869">
            <text:p>0.0406</text:p>
          </table:table-cell>
        </table:table-row>
        <table:table-row table:style-name="ro2">
          <table:table-cell table:formula="oooc:=[.A35]+5" office:value-type="float" office:value="15">
            <text:p>15</text:p>
          </table:table-cell>
          <table:table-cell office:value-type="float" office:value="36.2779">
            <text:p>36.2779</text:p>
          </table:table-cell>
          <table:table-cell office:value-type="float" office:value="36.5074">
            <text:p>36.5074</text:p>
          </table:table-cell>
          <table:table-cell table:style-name="ce1" office:value-type="float" office:value="36.2528">
            <text:p>36.2528</text:p>
          </table:table-cell>
          <table:table-cell table:style-name="ce1" office:value-type="float" office:value="36.1132">
            <text:p>36.1132</text:p>
          </table:table-cell>
          <table:table-cell table:style-name="ce1" office:value-type="float" office:value="35.9502">
            <text:p>35.9502</text:p>
          </table:table-cell>
          <table:table-cell table:style-name="ce1"/>
          <table:table-cell table:formula="oooc:=[.H35]+5" office:value-type="float" office:value="15">
            <text:p>15</text:p>
          </table:table-cell>
          <table:table-cell table:style-name="ce1" table:formula="oooc:=AVERAGE([.B36:.F36])" office:value-type="float" office:value="36.2203">
            <text:p>36.2203</text:p>
          </table:table-cell>
          <table:table-cell table:style-name="ce1" table:formula="oooc:=STDEV([.B36:.F36])/SQRT(5)" office:value-type="float" office:value="0.0925269798491222">
            <text:p>0.0925</text:p>
          </table:table-cell>
        </table:table-row>
        <table:table-row table:style-name="ro2">
          <table:table-cell table:formula="oooc:=[.A36]+5" office:value-type="float" office:value="20">
            <text:p>20</text:p>
          </table:table-cell>
          <table:table-cell office:value-type="float" office:value="48.5869">
            <text:p>48.5869</text:p>
          </table:table-cell>
          <table:table-cell office:value-type="float" office:value="48.2169">
            <text:p>48.2169</text:p>
          </table:table-cell>
          <table:table-cell table:style-name="ce1" office:value-type="float" office:value="48.3942">
            <text:p>48.3942</text:p>
          </table:table-cell>
          <table:table-cell table:style-name="ce1" office:value-type="float" office:value="48.1237">
            <text:p>48.1237</text:p>
          </table:table-cell>
          <table:table-cell table:style-name="ce1" office:value-type="float" office:value="48.0338">
            <text:p>48.0338</text:p>
          </table:table-cell>
          <table:table-cell table:style-name="ce1"/>
          <table:table-cell table:formula="oooc:=[.H36]+5" office:value-type="float" office:value="20">
            <text:p>20</text:p>
          </table:table-cell>
          <table:table-cell table:style-name="ce1" table:formula="oooc:=AVERAGE([.B37:.F37])" office:value-type="float" office:value="48.2711">
            <text:p>48.2711</text:p>
          </table:table-cell>
          <table:table-cell table:style-name="ce1" table:formula="oooc:=STDEV([.B37:.F37])/SQRT(5)" office:value-type="float" office:value="0.0989593199249064">
            <text:p>0.0990</text:p>
          </table:table-cell>
        </table:table-row>
        <table:table-row table:style-name="ro2">
          <table:table-cell table:formula="oooc:=[.A37]+5" office:value-type="float" office:value="25">
            <text:p>25</text:p>
          </table:table-cell>
          <table:table-cell office:value-type="float" office:value="60.7042">
            <text:p>60.7042</text:p>
          </table:table-cell>
          <table:table-cell office:value-type="float" office:value="60.2633">
            <text:p>60.2633</text:p>
          </table:table-cell>
          <table:table-cell table:style-name="ce1" office:value-type="float" office:value="60.3286">
            <text:p>60.3286</text:p>
          </table:table-cell>
          <table:table-cell table:style-name="ce1" office:value-type="float" office:value="60.2714">
            <text:p>60.2714</text:p>
          </table:table-cell>
          <table:table-cell table:style-name="ce1" office:value-type="float" office:value="60.0204">
            <text:p>60.0204</text:p>
          </table:table-cell>
          <table:table-cell table:style-name="ce1"/>
          <table:table-cell table:formula="oooc:=[.H37]+5" office:value-type="float" office:value="25">
            <text:p>25</text:p>
          </table:table-cell>
          <table:table-cell table:style-name="ce1" table:formula="oooc:=AVERAGE([.B38:.F38])" office:value-type="float" office:value="60.31758">
            <text:p>60.3176</text:p>
          </table:table-cell>
          <table:table-cell table:style-name="ce1" table:formula="oooc:=STDEV([.B38:.F38])/SQRT(5)" office:value-type="float" office:value="0.110225071558153">
            <text:p>0.1102</text:p>
          </table:table-cell>
        </table:table-row>
        <table:table-row table:style-name="ro2">
          <table:table-cell table:formula="oooc:=[.A38]+5" office:value-type="float" office:value="30">
            <text:p>30</text:p>
          </table:table-cell>
          <table:table-cell office:value-type="float" office:value="72.6668">
            <text:p>72.6668</text:p>
          </table:table-cell>
          <table:table-cell office:value-type="float" office:value="72.405">
            <text:p>72.4050</text:p>
          </table:table-cell>
          <table:table-cell table:style-name="ce1" office:value-type="float" office:value="72.2811">
            <text:p>72.2811</text:p>
          </table:table-cell>
          <table:table-cell table:style-name="ce1" office:value-type="float" office:value="72.324">
            <text:p>72.3240</text:p>
          </table:table-cell>
          <table:table-cell table:style-name="ce1" office:value-type="float" office:value="72.113">
            <text:p>72.1130</text:p>
          </table:table-cell>
          <table:table-cell table:style-name="ce1"/>
          <table:table-cell table:formula="oooc:=[.H38]+5" office:value-type="float" office:value="30">
            <text:p>30</text:p>
          </table:table-cell>
          <table:table-cell table:style-name="ce1" table:formula="oooc:=AVERAGE([.B39:.F39])" office:value-type="float" office:value="72.35798">
            <text:p>72.3580</text:p>
          </table:table-cell>
          <table:table-cell table:style-name="ce1" table:formula="oooc:=STDEV([.B39:.F39])/SQRT(5)" office:value-type="float" office:value="0.0907361691939874">
            <text:p>0.0907</text:p>
          </table:table-cell>
        </table:table-row>
        <table:table-row table:style-name="ro2">
          <table:table-cell table:formula="oooc:=[.A39]+5" office:value-type="float" office:value="35">
            <text:p>35</text:p>
          </table:table-cell>
          <table:table-cell office:value-type="float" office:value="84.8895">
            <text:p>84.8895</text:p>
          </table:table-cell>
          <table:table-cell office:value-type="float" office:value="84.5837">
            <text:p>84.5837</text:p>
          </table:table-cell>
          <table:table-cell table:style-name="ce1" office:value-type="float" office:value="84.4658">
            <text:p>84.4658</text:p>
          </table:table-cell>
          <table:table-cell table:style-name="ce1" office:value-type="float" office:value="84.3816">
            <text:p>84.3816</text:p>
          </table:table-cell>
          <table:table-cell table:style-name="ce1" office:value-type="float" office:value="84.1202">
            <text:p>84.1202</text:p>
          </table:table-cell>
          <table:table-cell table:style-name="ce1"/>
          <table:table-cell table:formula="oooc:=[.H39]+5" office:value-type="float" office:value="35">
            <text:p>35</text:p>
          </table:table-cell>
          <table:table-cell table:style-name="ce1" table:formula="oooc:=AVERAGE([.B40:.F40])" office:value-type="float" office:value="84.48816">
            <text:p>84.4882</text:p>
          </table:table-cell>
          <table:table-cell table:style-name="ce1" table:formula="oooc:=STDEV([.B40:.F40])/SQRT(5)" office:value-type="float" office:value="0.125986358785386">
            <text:p>0.1260</text:p>
          </table:table-cell>
        </table:table-row>
        <table:table-row table:style-name="ro2">
          <table:table-cell table:formula="oooc:=[.A40]+5" office:value-type="float" office:value="40">
            <text:p>40</text:p>
          </table:table-cell>
          <table:table-cell office:value-type="float" office:value="96.9701">
            <text:p>96.9701</text:p>
          </table:table-cell>
          <table:table-cell office:value-type="float" office:value="96.7455">
            <text:p>96.7455</text:p>
          </table:table-cell>
          <table:table-cell table:style-name="ce1" office:value-type="float" office:value="96.2148">
            <text:p>96.2148</text:p>
          </table:table-cell>
          <table:table-cell table:style-name="ce1" office:value-type="float" office:value="96.3929">
            <text:p>96.3929</text:p>
          </table:table-cell>
          <table:table-cell table:style-name="ce1" office:value-type="float" office:value="96.1234">
            <text:p>96.1234</text:p>
          </table:table-cell>
          <table:table-cell table:style-name="ce1"/>
          <table:table-cell table:formula="oooc:=[.H40]+5" office:value-type="float" office:value="40">
            <text:p>40</text:p>
          </table:table-cell>
          <table:table-cell table:style-name="ce1" table:formula="oooc:=AVERAGE([.B41:.F41])" office:value-type="float" office:value="96.48934">
            <text:p>96.4893</text:p>
          </table:table-cell>
          <table:table-cell table:style-name="ce1" table:formula="oooc:=STDEV([.B41:.F41])/SQRT(5)" office:value-type="float" office:value="0.160519950784942">
            <text:p>0.1605</text:p>
          </table:table-cell>
        </table:table-row>
        <table:table-row table:style-name="ro2">
          <table:table-cell table:formula="oooc:=[.A41]+5" office:value-type="float" office:value="45">
            <text:p>45</text:p>
          </table:table-cell>
          <table:table-cell office:value-type="float" office:value="109.2424">
            <text:p>109.2424</text:p>
          </table:table-cell>
          <table:table-cell office:value-type="float" office:value="108.727">
            <text:p>108.7270</text:p>
          </table:table-cell>
          <table:table-cell table:style-name="ce1" office:value-type="float" office:value="108.4763">
            <text:p>108.4763</text:p>
          </table:table-cell>
          <table:table-cell table:style-name="ce1" office:value-type="float" office:value="108.5751">
            <text:p>108.5751</text:p>
          </table:table-cell>
          <table:table-cell table:style-name="ce1" office:value-type="float" office:value="108.1043">
            <text:p>108.1043</text:p>
          </table:table-cell>
          <table:table-cell table:style-name="ce1"/>
          <table:table-cell table:formula="oooc:=[.H41]+5" office:value-type="float" office:value="45">
            <text:p>45</text:p>
          </table:table-cell>
          <table:table-cell table:style-name="ce1" table:formula="oooc:=AVERAGE([.B42:.F42])" office:value-type="float" office:value="108.62502">
            <text:p>108.6250</text:p>
          </table:table-cell>
          <table:table-cell table:style-name="ce1" table:formula="oooc:=STDEV([.B42:.F42])/SQRT(5)" office:value-type="float" office:value="0.18538027780754">
            <text:p>0.1854</text:p>
          </table:table-cell>
        </table:table-row>
        <table:table-row table:style-name="ro2">
          <table:table-cell table:formula="oooc:=[.A42]+5" office:value-type="float" office:value="50">
            <text:p>50</text:p>
          </table:table-cell>
          <table:table-cell office:value-type="float" office:value="121.2001">
            <text:p>121.2001</text:p>
          </table:table-cell>
          <table:table-cell office:value-type="float" office:value="120.8799">
            <text:p>120.8799</text:p>
          </table:table-cell>
          <table:table-cell table:style-name="ce1" office:value-type="float" office:value="120.5727">
            <text:p>120.5727</text:p>
          </table:table-cell>
          <table:table-cell table:style-name="ce1" office:value-type="float" office:value="120.6063">
            <text:p>120.6063</text:p>
          </table:table-cell>
          <table:table-cell table:style-name="ce1" office:value-type="float" office:value="120.0331">
            <text:p>120.0331</text:p>
          </table:table-cell>
          <table:table-cell table:style-name="ce1"/>
          <table:table-cell table:formula="oooc:=[.H42]+5" office:value-type="float" office:value="50">
            <text:p>50</text:p>
          </table:table-cell>
          <table:table-cell table:style-name="ce1" table:formula="oooc:=AVERAGE([.B43:.F43])" office:value-type="float" office:value="120.65842">
            <text:p>120.6584</text:p>
          </table:table-cell>
          <table:table-cell table:style-name="ce1" table:formula="oooc:=STDEV([.B43:.F43])/SQRT(5)" office:value-type="float" office:value="0.192815991038088">
            <text:p>0.1928</text:p>
          </table:table-cell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style-name="Default" table:formula="oooc:=[.B33]+1" office:value-type="float" office:value="4">
            <text:p>4</text:p>
          </table:table-cell>
          <table:table-cell table:style-name="Default" table:formula="oooc:=[.C33]+1" office:value-type="float" office:value="4">
            <text:p>4</text:p>
          </table:table-cell>
          <table:table-cell table:formula="oooc:=[.D33]+1" office:value-type="float" office:value="4">
            <text:p>4</text:p>
          </table:table-cell>
          <table:table-cell table:formula="oooc:=[.E33]+1" office:value-type="float" office:value="4">
            <text:p>4</text:p>
          </table:table-cell>
          <table:table-cell table:formula="oooc:=[.F33]+1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.3659">
            <text:p>8.3659</text:p>
          </table:table-cell>
          <table:table-cell office:value-type="float" office:value="8.2929">
            <text:p>8.2929</text:p>
          </table:table-cell>
          <table:table-cell table:style-name="ce1" office:value-type="float" office:value="8.5119">
            <text:p>8.5119</text:p>
          </table:table-cell>
          <table:table-cell table:style-name="ce1" office:value-type="float" office:value="8.1874">
            <text:p>8.1874</text:p>
          </table:table-cell>
          <table:table-cell table:style-name="ce1" office:value-type="float" office:value="8.2944">
            <text:p>8.2944</text:p>
          </table:table-cell>
          <table:table-cell table:style-name="ce1"/>
          <table:table-cell office:value-type="float" office:value="5">
            <text:p>5</text:p>
          </table:table-cell>
          <table:table-cell table:style-name="ce1" table:formula="oooc:=AVERAGE([.B50:.F50])" office:value-type="float" office:value="8.3305">
            <text:p>8.3305</text:p>
          </table:table-cell>
          <table:table-cell table:style-name="ce1" table:formula="oooc:=STDEV([.B50:.F50])/SQRT(5)" office:value-type="float" office:value="0.0535507703025831">
            <text:p>0.0536</text:p>
          </table:table-cell>
        </table:table-row>
        <table:table-row table:style-name="ro2">
          <table:table-cell table:formula="oooc:=[.A50]+5" office:value-type="float" office:value="10">
            <text:p>10</text:p>
          </table:table-cell>
          <table:table-cell office:value-type="float" office:value="16.9555">
            <text:p>16.9555</text:p>
          </table:table-cell>
          <table:table-cell office:value-type="float" office:value="16.8747">
            <text:p>16.8747</text:p>
          </table:table-cell>
          <table:table-cell table:style-name="ce1" office:value-type="float" office:value="17.0141">
            <text:p>17.0141</text:p>
          </table:table-cell>
          <table:table-cell table:style-name="ce1" office:value-type="float" office:value="16.5488">
            <text:p>16.5488</text:p>
          </table:table-cell>
          <table:table-cell table:style-name="ce1" office:value-type="float" office:value="16.6416">
            <text:p>16.6416</text:p>
          </table:table-cell>
          <table:table-cell table:style-name="ce1"/>
          <table:table-cell table:formula="oooc:=[.H50]+5" office:value-type="float" office:value="10">
            <text:p>10</text:p>
          </table:table-cell>
          <table:table-cell table:style-name="ce1" table:formula="oooc:=AVERAGE([.B51:.F51])" office:value-type="float" office:value="16.80694">
            <text:p>16.8069</text:p>
          </table:table-cell>
          <table:table-cell table:style-name="ce1" table:formula="oooc:=STDEV([.B51:.F51])/SQRT(5)" office:value-type="float" office:value="0.0904296223590477">
            <text:p>0.0904</text:p>
          </table:table-cell>
        </table:table-row>
        <table:table-row table:style-name="ro2">
          <table:table-cell table:formula="oooc:=[.A51]+5" office:value-type="float" office:value="15">
            <text:p>15</text:p>
          </table:table-cell>
          <table:table-cell office:value-type="float" office:value="25.3888">
            <text:p>25.3888</text:p>
          </table:table-cell>
          <table:table-cell office:value-type="float" office:value="25.403">
            <text:p>25.4030</text:p>
          </table:table-cell>
          <table:table-cell table:style-name="ce1" office:value-type="float" office:value="25.5628">
            <text:p>25.5628</text:p>
          </table:table-cell>
          <table:table-cell table:style-name="ce1" office:value-type="float" office:value="24.9299">
            <text:p>24.9299</text:p>
          </table:table-cell>
          <table:table-cell table:style-name="ce1" office:value-type="float" office:value="24.9519">
            <text:p>24.9519</text:p>
          </table:table-cell>
          <table:table-cell table:style-name="ce1"/>
          <table:table-cell table:formula="oooc:=[.H51]+5" office:value-type="float" office:value="15">
            <text:p>15</text:p>
          </table:table-cell>
          <table:table-cell table:style-name="ce1" table:formula="oooc:=AVERAGE([.B52:.F52])" office:value-type="float" office:value="25.24728">
            <text:p>25.2473</text:p>
          </table:table-cell>
          <table:table-cell table:style-name="ce1" table:formula="oooc:=STDEV([.B52:.F52])/SQRT(5)" office:value-type="float" office:value="0.128803902891178">
            <text:p>0.1288</text:p>
          </table:table-cell>
        </table:table-row>
        <table:table-row table:style-name="ro2">
          <table:table-cell table:formula="oooc:=[.A52]+5" office:value-type="float" office:value="20">
            <text:p>20</text:p>
          </table:table-cell>
          <table:table-cell office:value-type="float" office:value="34.0958">
            <text:p>34.0958</text:p>
          </table:table-cell>
          <table:table-cell office:value-type="float" office:value="33.8457">
            <text:p>33.8457</text:p>
          </table:table-cell>
          <table:table-cell table:style-name="ce1" office:value-type="float" office:value="34.0994">
            <text:p>34.0994</text:p>
          </table:table-cell>
          <table:table-cell table:style-name="ce1" office:value-type="float" office:value="33.3936">
            <text:p>33.3936</text:p>
          </table:table-cell>
          <table:table-cell table:style-name="ce1" office:value-type="float" office:value="33.4111">
            <text:p>33.4111</text:p>
          </table:table-cell>
          <table:table-cell table:style-name="ce1"/>
          <table:table-cell table:formula="oooc:=[.H52]+5" office:value-type="float" office:value="20">
            <text:p>20</text:p>
          </table:table-cell>
          <table:table-cell table:style-name="ce1" table:formula="oooc:=AVERAGE([.B53:.F53])" office:value-type="float" office:value="33.76912">
            <text:p>33.7691</text:p>
          </table:table-cell>
          <table:table-cell table:style-name="ce1" table:formula="oooc:=STDEV([.B53:.F53])/SQRT(5)" office:value-type="float" office:value="0.15666250157584">
            <text:p>0.1567</text:p>
          </table:table-cell>
        </table:table-row>
        <table:table-row table:style-name="ro2">
          <table:table-cell table:formula="oooc:=[.A53]+5" office:value-type="float" office:value="25">
            <text:p>25</text:p>
          </table:table-cell>
          <table:table-cell office:value-type="float" office:value="42.5096">
            <text:p>42.5096</text:p>
          </table:table-cell>
          <table:table-cell office:value-type="float" office:value="42.4109">
            <text:p>42.4109</text:p>
          </table:table-cell>
          <table:table-cell table:style-name="ce1" office:value-type="float" office:value="42.5701">
            <text:p>42.5701</text:p>
          </table:table-cell>
          <table:table-cell table:style-name="ce1" office:value-type="float" office:value="41.8353">
            <text:p>41.8353</text:p>
          </table:table-cell>
          <table:table-cell table:style-name="ce1" office:value-type="float" office:value="41.6701">
            <text:p>41.6701</text:p>
          </table:table-cell>
          <table:table-cell table:style-name="ce1"/>
          <table:table-cell table:formula="oooc:=[.H53]+5" office:value-type="float" office:value="25">
            <text:p>25</text:p>
          </table:table-cell>
          <table:table-cell table:style-name="ce1" table:formula="oooc:=AVERAGE([.B54:.F54])" office:value-type="float" office:value="42.1992">
            <text:p>42.1992</text:p>
          </table:table-cell>
          <table:table-cell table:style-name="ce1" table:formula="oooc:=STDEV([.B54:.F54])/SQRT(5)" office:value-type="float" office:value="0.185890005110549">
            <text:p>0.1859</text:p>
          </table:table-cell>
        </table:table-row>
        <table:table-row table:style-name="ro2">
          <table:table-cell table:formula="oooc:=[.A54]+5" office:value-type="float" office:value="30">
            <text:p>30</text:p>
          </table:table-cell>
          <table:table-cell office:value-type="float" office:value="51.0556">
            <text:p>51.0556</text:p>
          </table:table-cell>
          <table:table-cell office:value-type="float" office:value="51.0103">
            <text:p>51.0103</text:p>
          </table:table-cell>
          <table:table-cell table:style-name="ce1" office:value-type="float" office:value="51.1092">
            <text:p>51.1092</text:p>
          </table:table-cell>
          <table:table-cell table:style-name="ce1" office:value-type="float" office:value="50.2093">
            <text:p>50.2093</text:p>
          </table:table-cell>
          <table:table-cell table:style-name="ce1" office:value-type="float" office:value="50.0831">
            <text:p>50.0831</text:p>
          </table:table-cell>
          <table:table-cell table:style-name="ce1"/>
          <table:table-cell table:formula="oooc:=[.H54]+5" office:value-type="float" office:value="30">
            <text:p>30</text:p>
          </table:table-cell>
          <table:table-cell table:style-name="ce1" table:formula="oooc:=AVERAGE([.B55:.F55])" office:value-type="float" office:value="50.6935">
            <text:p>50.6935</text:p>
          </table:table-cell>
          <table:table-cell table:style-name="ce1" table:formula="oooc:=STDEV([.B55:.F55])/SQRT(5)" office:value-type="float" office:value="0.224869177523288">
            <text:p>0.2249</text:p>
          </table:table-cell>
        </table:table-row>
        <table:table-row table:style-name="ro2">
          <table:table-cell table:formula="oooc:=[.A55]+5" office:value-type="float" office:value="35">
            <text:p>35</text:p>
          </table:table-cell>
          <table:table-cell office:value-type="float" office:value="59.6284">
            <text:p>59.6284</text:p>
          </table:table-cell>
          <table:table-cell office:value-type="float" office:value="59.4389">
            <text:p>59.4389</text:p>
          </table:table-cell>
          <table:table-cell table:style-name="ce1" office:value-type="float" office:value="59.7534">
            <text:p>59.7534</text:p>
          </table:table-cell>
          <table:table-cell table:style-name="ce1" office:value-type="float" office:value="58.5955">
            <text:p>58.5955</text:p>
          </table:table-cell>
          <table:table-cell table:style-name="ce1" office:value-type="float" office:value="58.6774">
            <text:p>58.6774</text:p>
          </table:table-cell>
          <table:table-cell table:style-name="ce1"/>
          <table:table-cell table:formula="oooc:=[.H55]+5" office:value-type="float" office:value="35">
            <text:p>35</text:p>
          </table:table-cell>
          <table:table-cell table:style-name="ce1" table:formula="oooc:=AVERAGE([.B56:.F56])" office:value-type="float" office:value="59.21872">
            <text:p>59.2187</text:p>
          </table:table-cell>
          <table:table-cell table:style-name="ce1" table:formula="oooc:=STDEV([.B56:.F56])/SQRT(5)" office:value-type="float" office:value="0.243272496184833">
            <text:p>0.2433</text:p>
          </table:table-cell>
        </table:table-row>
        <table:table-row table:style-name="ro2">
          <table:table-cell table:formula="oooc:=[.A56]+5" office:value-type="float" office:value="40">
            <text:p>40</text:p>
          </table:table-cell>
          <table:table-cell office:value-type="float" office:value="68.1454">
            <text:p>68.1454</text:p>
          </table:table-cell>
          <table:table-cell office:value-type="float" office:value="67.9336">
            <text:p>67.9336</text:p>
          </table:table-cell>
          <table:table-cell table:style-name="ce1" office:value-type="float" office:value="68.1824">
            <text:p>68.1824</text:p>
          </table:table-cell>
          <table:table-cell table:style-name="ce1" office:value-type="float" office:value="66.9764">
            <text:p>66.9764</text:p>
          </table:table-cell>
          <table:table-cell table:style-name="ce1" office:value-type="float" office:value="66.9438">
            <text:p>66.9438</text:p>
          </table:table-cell>
          <table:table-cell table:style-name="ce1"/>
          <table:table-cell table:formula="oooc:=[.H56]+5" office:value-type="float" office:value="40">
            <text:p>40</text:p>
          </table:table-cell>
          <table:table-cell table:style-name="ce1" table:formula="oooc:=AVERAGE([.B57:.F57])" office:value-type="float" office:value="67.63632">
            <text:p>67.6363</text:p>
          </table:table-cell>
          <table:table-cell table:style-name="ce1" table:formula="oooc:=STDEV([.B57:.F57])/SQRT(5)" office:value-type="float" office:value="0.27935815434671">
            <text:p>0.2794</text:p>
          </table:table-cell>
        </table:table-row>
        <table:table-row table:style-name="ro2">
          <table:table-cell table:formula="oooc:=[.A57]+5" office:value-type="float" office:value="45">
            <text:p>45</text:p>
          </table:table-cell>
          <table:table-cell office:value-type="float" office:value="76.7282">
            <text:p>76.7282</text:p>
          </table:table-cell>
          <table:table-cell office:value-type="float" office:value="76.3866">
            <text:p>76.3866</text:p>
          </table:table-cell>
          <table:table-cell table:style-name="ce1" office:value-type="float" office:value="76.827">
            <text:p>76.8270</text:p>
          </table:table-cell>
          <table:table-cell table:style-name="ce1" office:value-type="float" office:value="75.4457">
            <text:p>75.4457</text:p>
          </table:table-cell>
          <table:table-cell table:style-name="ce1" office:value-type="float" office:value="75.2839">
            <text:p>75.2839</text:p>
          </table:table-cell>
          <table:table-cell table:style-name="ce1"/>
          <table:table-cell table:formula="oooc:=[.H57]+5" office:value-type="float" office:value="45">
            <text:p>45</text:p>
          </table:table-cell>
          <table:table-cell table:style-name="ce1" table:formula="oooc:=AVERAGE([.B58:.F58])" office:value-type="float" office:value="76.13428">
            <text:p>76.1343</text:p>
          </table:table-cell>
          <table:table-cell table:style-name="ce1" table:formula="oooc:=STDEV([.B58:.F58])/SQRT(5)" office:value-type="float" office:value="0.323539480434768">
            <text:p>0.3235</text:p>
          </table:table-cell>
        </table:table-row>
        <table:table-row table:style-name="ro2">
          <table:table-cell table:formula="oooc:=[.A58]+5" office:value-type="float" office:value="50">
            <text:p>50</text:p>
          </table:table-cell>
          <table:table-cell office:value-type="float" office:value="85.3041">
            <text:p>85.3041</text:p>
          </table:table-cell>
          <table:table-cell office:value-type="float" office:value="84.9327">
            <text:p>84.9327</text:p>
          </table:table-cell>
          <table:table-cell table:style-name="ce1" office:value-type="float" office:value="85.386">
            <text:p>85.3860</text:p>
          </table:table-cell>
          <table:table-cell table:style-name="ce1" office:value-type="float" office:value="83.8293">
            <text:p>83.8293</text:p>
          </table:table-cell>
          <table:table-cell table:style-name="ce1" office:value-type="float" office:value="83.7272">
            <text:p>83.7272</text:p>
          </table:table-cell>
          <table:table-cell table:style-name="ce1"/>
          <table:table-cell table:formula="oooc:=[.H58]+5" office:value-type="float" office:value="50">
            <text:p>50</text:p>
          </table:table-cell>
          <table:table-cell table:style-name="ce1" table:formula="oooc:=AVERAGE([.B59:.F59])" office:value-type="float" office:value="84.63586">
            <text:p>84.6359</text:p>
          </table:table-cell>
          <table:table-cell table:style-name="ce1" table:formula="oooc:=STDEV([.B59:.F59])/SQRT(5)" office:value-type="float" office:value="0.3587179067178">
            <text:p>0.3587</text:p>
          </table:table-cell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style-name="Default" table:formula="oooc:=[.B49]+1" office:value-type="float" office:value="5">
            <text:p>5</text:p>
          </table:table-cell>
          <table:table-cell table:style-name="Default" table:formula="oooc:=[.C49]+1" office:value-type="float" office:value="5">
            <text:p>5</text:p>
          </table:table-cell>
          <table:table-cell table:formula="oooc:=[.D49]+1" office:value-type="float" office:value="5">
            <text:p>5</text:p>
          </table:table-cell>
          <table:table-cell table:formula="oooc:=[.E49]+1" office:value-type="float" office:value="5">
            <text:p>5</text:p>
          </table:table-cell>
          <table:table-cell table:formula="oooc:=[.F49]+1"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.174">
            <text:p>9.1740</text:p>
          </table:table-cell>
          <table:table-cell office:value-type="float" office:value="9.2749">
            <text:p>9.2749</text:p>
          </table:table-cell>
          <table:table-cell table:style-name="ce1" office:value-type="float" office:value="9.3356">
            <text:p>9.3356</text:p>
          </table:table-cell>
          <table:table-cell table:style-name="ce1" office:value-type="float" office:value="9.4129">
            <text:p>9.4129</text:p>
          </table:table-cell>
          <table:table-cell table:style-name="ce1" office:value-type="float" office:value="9.2203">
            <text:p>9.2203</text:p>
          </table:table-cell>
          <table:table-cell table:style-name="ce1"/>
          <table:table-cell office:value-type="float" office:value="10">
            <text:p>10</text:p>
          </table:table-cell>
          <table:table-cell table:style-name="ce1" table:formula="oooc:=AVERAGE([.B66:.F66])" office:value-type="float" office:value="9.28354">
            <text:p>9.2835</text:p>
          </table:table-cell>
          <table:table-cell table:style-name="ce1" table:formula="oooc:=STDEV([.B66:.F66])/SQRT(5)" office:value-type="float" office:value="0.042140961071148">
            <text:p>0.0421</text:p>
          </table:table-cell>
        </table:table-row>
        <table:table-row table:style-name="ro2">
          <table:table-cell table:formula="oooc:=[.A66]+10" office:value-type="float" office:value="20">
            <text:p>20</text:p>
          </table:table-cell>
          <table:table-cell office:value-type="float" office:value="18.7734">
            <text:p>18.7734</text:p>
          </table:table-cell>
          <table:table-cell office:value-type="float" office:value="18.6987">
            <text:p>18.6987</text:p>
          </table:table-cell>
          <table:table-cell table:style-name="ce1" office:value-type="float" office:value="18.7404">
            <text:p>18.7404</text:p>
          </table:table-cell>
          <table:table-cell table:style-name="ce1" office:value-type="float" office:value="18.8126">
            <text:p>18.8126</text:p>
          </table:table-cell>
          <table:table-cell table:style-name="ce1" office:value-type="float" office:value="18.5922">
            <text:p>18.5922</text:p>
          </table:table-cell>
          <table:table-cell table:style-name="ce1"/>
          <table:table-cell table:formula="oooc:=[.H66]+10" office:value-type="float" office:value="20">
            <text:p>20</text:p>
          </table:table-cell>
          <table:table-cell table:style-name="ce1" table:formula="oooc:=AVERAGE([.B67:.F67])" office:value-type="float" office:value="18.72346">
            <text:p>18.7235</text:p>
          </table:table-cell>
          <table:table-cell table:style-name="ce1" table:formula="oooc:=STDEV([.B67:.F67])/SQRT(5)" office:value-type="float" office:value="0.0377949414604656">
            <text:p>0.0378</text:p>
          </table:table-cell>
        </table:table-row>
        <table:table-row table:style-name="ro2">
          <table:table-cell table:formula="oooc:=[.A67]+10" office:value-type="float" office:value="30">
            <text:p>30</text:p>
          </table:table-cell>
          <table:table-cell office:value-type="float" office:value="28.3608">
            <text:p>28.3608</text:p>
          </table:table-cell>
          <table:table-cell office:value-type="float" office:value="28.1444">
            <text:p>28.1444</text:p>
          </table:table-cell>
          <table:table-cell table:style-name="ce1" office:value-type="float" office:value="28.1084">
            <text:p>28.1084</text:p>
          </table:table-cell>
          <table:table-cell table:style-name="ce1" office:value-type="float" office:value="28.3104">
            <text:p>28.3104</text:p>
          </table:table-cell>
          <table:table-cell table:style-name="ce1" office:value-type="float" office:value="28.0037">
            <text:p>28.0037</text:p>
          </table:table-cell>
          <table:table-cell table:style-name="ce1"/>
          <table:table-cell table:formula="oooc:=[.H67]+10" office:value-type="float" office:value="30">
            <text:p>30</text:p>
          </table:table-cell>
          <table:table-cell table:style-name="ce1" table:formula="oooc:=AVERAGE([.B68:.F68])" office:value-type="float" office:value="28.18554">
            <text:p>28.1855</text:p>
          </table:table-cell>
          <table:table-cell table:style-name="ce1" table:formula="oooc:=STDEV([.B68:.F68])/SQRT(5)" office:value-type="float" office:value="0.065960197088851">
            <text:p>0.0660</text:p>
          </table:table-cell>
        </table:table-row>
        <table:table-row table:style-name="ro2">
          <table:table-cell table:formula="oooc:=[.A68]+10" office:value-type="float" office:value="40">
            <text:p>40</text:p>
          </table:table-cell>
          <table:table-cell office:value-type="float" office:value="37.8503">
            <text:p>37.8503</text:p>
          </table:table-cell>
          <table:table-cell office:value-type="float" office:value="37.6021">
            <text:p>37.6021</text:p>
          </table:table-cell>
          <table:table-cell table:style-name="ce1" office:value-type="float" office:value="37.6675">
            <text:p>37.6675</text:p>
          </table:table-cell>
          <table:table-cell table:style-name="ce1" office:value-type="float" office:value="37.6935">
            <text:p>37.6935</text:p>
          </table:table-cell>
          <table:table-cell table:style-name="ce1" office:value-type="float" office:value="37.3833">
            <text:p>37.3833</text:p>
          </table:table-cell>
          <table:table-cell table:style-name="ce1"/>
          <table:table-cell table:formula="oooc:=[.H68]+10" office:value-type="float" office:value="40">
            <text:p>40</text:p>
          </table:table-cell>
          <table:table-cell table:style-name="ce1" table:formula="oooc:=AVERAGE([.B69:.F69])" office:value-type="float" office:value="37.63934">
            <text:p>37.6393</text:p>
          </table:table-cell>
          <table:table-cell table:style-name="ce1" table:formula="oooc:=STDEV([.B69:.F69])/SQRT(5)" office:value-type="float" office:value="0.0758860039796534">
            <text:p>0.0759</text:p>
          </table:table-cell>
        </table:table-row>
        <table:table-row table:style-name="ro2">
          <table:table-cell table:formula="oooc:=[.A69]+10" office:value-type="float" office:value="50">
            <text:p>50</text:p>
          </table:table-cell>
          <table:table-cell office:value-type="float" office:value="47.3757">
            <text:p>47.3757</text:p>
          </table:table-cell>
          <table:table-cell office:value-type="float" office:value="47.0648">
            <text:p>47.0648</text:p>
          </table:table-cell>
          <table:table-cell table:style-name="ce1" office:value-type="float" office:value="47.0555">
            <text:p>47.0555</text:p>
          </table:table-cell>
          <table:table-cell table:style-name="ce1" office:value-type="float" office:value="47.2037">
            <text:p>47.2037</text:p>
          </table:table-cell>
          <table:table-cell table:style-name="ce1" office:value-type="float" office:value="46.7653">
            <text:p>46.7653</text:p>
          </table:table-cell>
          <table:table-cell table:style-name="ce1"/>
          <table:table-cell table:formula="oooc:=[.H69]+10" office:value-type="float" office:value="50">
            <text:p>50</text:p>
          </table:table-cell>
          <table:table-cell table:style-name="ce1" table:formula="oooc:=AVERAGE([.B70:.F70])" office:value-type="float" office:value="47.093">
            <text:p>47.0930</text:p>
          </table:table-cell>
          <table:table-cell table:style-name="ce1" table:formula="oooc:=STDEV([.B70:.F70])/SQRT(5)" office:value-type="float" office:value="0.100439673436346">
            <text:p>0.1004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Default" table:formula="oooc:=([.B65]+1)*2.54/32" office:value-type="float" office:value="0.47625">
            <text:p>0.48</text:p>
          </table:table-cell>
          <table:table-cell table:style-name="Default"/>
          <table:table-cell table:number-columns-repeated="7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style-name="Default" table:formula="oooc:=[.B65]+1" office:value-type="float" office:value="6">
            <text:p>6</text:p>
          </table:table-cell>
          <table:table-cell table:style-name="Default" table:formula="oooc:=[.C65]+1" office:value-type="float" office:value="6">
            <text:p>6</text:p>
          </table:table-cell>
          <table:table-cell table:formula="oooc:=[.D65]+1" office:value-type="float" office:value="6">
            <text:p>6</text:p>
          </table:table-cell>
          <table:table-cell table:formula="oooc:=[.E65]+1" office:value-type="float" office:value="6">
            <text:p>6</text:p>
          </table:table-cell>
          <table:table-cell table:formula="oooc:=[.F65]+1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.8941">
            <text:p>5.8941</text:p>
          </table:table-cell>
          <table:table-cell office:value-type="float" office:value="5.9632">
            <text:p>5.9632</text:p>
          </table:table-cell>
          <table:table-cell table:style-name="ce1" office:value-type="float" office:value="5.9886">
            <text:p>5.9886</text:p>
          </table:table-cell>
          <table:table-cell table:style-name="ce1" office:value-type="float" office:value="5.9362">
            <text:p>5.9362</text:p>
          </table:table-cell>
          <table:table-cell table:style-name="ce1" office:value-type="float" office:value="5.8888">
            <text:p>5.8888</text:p>
          </table:table-cell>
          <table:table-cell table:style-name="ce1"/>
          <table:table-cell office:value-type="float" office:value="10">
            <text:p>10</text:p>
          </table:table-cell>
          <table:table-cell table:style-name="ce1" table:formula="oooc:=AVERAGE([.B77:.F77])" office:value-type="float" office:value="5.93418">
            <text:p>5.9342</text:p>
          </table:table-cell>
          <table:table-cell table:style-name="ce1" table:formula="oooc:=STDEV([.B77:.F77])/SQRT(5)" office:value-type="float" office:value="0.0193307113164519">
            <text:p>0.0193</text:p>
          </table:table-cell>
        </table:table-row>
        <table:table-row table:style-name="ro2">
          <table:table-cell table:formula="oooc:=[.A77]+10" office:value-type="float" office:value="20">
            <text:p>20</text:p>
          </table:table-cell>
          <table:table-cell office:value-type="float" office:value="11.9636">
            <text:p>11.9636</text:p>
          </table:table-cell>
          <table:table-cell office:value-type="float" office:value="11.9059">
            <text:p>11.9059</text:p>
          </table:table-cell>
          <table:table-cell table:style-name="ce1" office:value-type="float" office:value="12.0151">
            <text:p>12.0151</text:p>
          </table:table-cell>
          <table:table-cell table:style-name="ce1" office:value-type="float" office:value="11.9613">
            <text:p>11.9613</text:p>
          </table:table-cell>
          <table:table-cell table:style-name="ce1" office:value-type="float" office:value="11.6978">
            <text:p>11.6978</text:p>
          </table:table-cell>
          <table:table-cell table:style-name="ce1"/>
          <table:table-cell table:formula="oooc:=[.H77]+10" office:value-type="float" office:value="20">
            <text:p>20</text:p>
          </table:table-cell>
          <table:table-cell table:style-name="ce1" table:formula="oooc:=AVERAGE([.B78:.F78])" office:value-type="float" office:value="11.90874">
            <text:p>11.9087</text:p>
          </table:table-cell>
          <table:table-cell table:style-name="ce1" table:formula="oooc:=STDEV([.B78:.F78])/SQRT(5)" office:value-type="float" office:value="0.055492509404423">
            <text:p>0.0555</text:p>
          </table:table-cell>
        </table:table-row>
        <table:table-row table:style-name="ro2">
          <table:table-cell table:formula="oooc:=[.A78]+10" office:value-type="float" office:value="30">
            <text:p>30</text:p>
          </table:table-cell>
          <table:table-cell office:value-type="float" office:value="17.997">
            <text:p>17.9970</text:p>
          </table:table-cell>
          <table:table-cell office:value-type="float" office:value="17.9487">
            <text:p>17.9487</text:p>
          </table:table-cell>
          <table:table-cell table:style-name="ce1" office:value-type="float" office:value="18.0514">
            <text:p>18.0514</text:p>
          </table:table-cell>
          <table:table-cell table:style-name="ce1" office:value-type="float" office:value="18.0878">
            <text:p>18.0878</text:p>
          </table:table-cell>
          <table:table-cell table:style-name="ce1" office:value-type="float" office:value="17.7542">
            <text:p>17.7542</text:p>
          </table:table-cell>
          <table:table-cell table:style-name="ce1"/>
          <table:table-cell table:formula="oooc:=[.H78]+10" office:value-type="float" office:value="30">
            <text:p>30</text:p>
          </table:table-cell>
          <table:table-cell table:style-name="ce1" table:formula="oooc:=AVERAGE([.B79:.F79])" office:value-type="float" office:value="17.96782">
            <text:p>17.9678</text:p>
          </table:table-cell>
          <table:table-cell table:style-name="ce1" table:formula="oooc:=STDEV([.B79:.F79])/SQRT(5)" office:value-type="float" office:value="0.0584086329235671">
            <text:p>0.0584</text:p>
          </table:table-cell>
        </table:table-row>
        <table:table-row table:style-name="ro2">
          <table:table-cell table:formula="oooc:=[.A79]+10" office:value-type="float" office:value="40">
            <text:p>40</text:p>
          </table:table-cell>
          <table:table-cell office:value-type="float" office:value="24.0087">
            <text:p>24.0087</text:p>
          </table:table-cell>
          <table:table-cell office:value-type="float" office:value="23.8471">
            <text:p>23.8471</text:p>
          </table:table-cell>
          <table:table-cell table:style-name="ce1" office:value-type="float" office:value="24.0976">
            <text:p>24.0976</text:p>
          </table:table-cell>
          <table:table-cell table:style-name="ce1" office:value-type="float" office:value="23.88">
            <text:p>23.8800</text:p>
          </table:table-cell>
          <table:table-cell table:style-name="ce1" office:value-type="float" office:value="23.7861">
            <text:p>23.7861</text:p>
          </table:table-cell>
          <table:table-cell table:style-name="ce1"/>
          <table:table-cell table:formula="oooc:=[.H79]+10" office:value-type="float" office:value="40">
            <text:p>40</text:p>
          </table:table-cell>
          <table:table-cell table:style-name="ce1" table:formula="oooc:=AVERAGE([.B80:.F80])" office:value-type="float" office:value="23.9239">
            <text:p>23.9239</text:p>
          </table:table-cell>
          <table:table-cell table:style-name="ce1" table:formula="oooc:=STDEV([.B80:.F80])/SQRT(5)" office:value-type="float" office:value="0.0566467209995423">
            <text:p>0.0566</text:p>
          </table:table-cell>
        </table:table-row>
        <table:table-row table:style-name="ro2">
          <table:table-cell table:formula="oooc:=[.A80]+10" office:value-type="float" office:value="50">
            <text:p>50</text:p>
          </table:table-cell>
          <table:table-cell office:value-type="float" office:value="29.9813">
            <text:p>29.9813</text:p>
          </table:table-cell>
          <table:table-cell office:value-type="float" office:value="29.8997">
            <text:p>29.8997</text:p>
          </table:table-cell>
          <table:table-cell table:style-name="ce1" office:value-type="float" office:value="30.0141">
            <text:p>30.0141</text:p>
          </table:table-cell>
          <table:table-cell table:style-name="ce1" office:value-type="float" office:value="29.7883">
            <text:p>29.7883</text:p>
          </table:table-cell>
          <table:table-cell table:style-name="ce1" office:value-type="float" office:value="29.7493">
            <text:p>29.7493</text:p>
          </table:table-cell>
          <table:table-cell table:style-name="ce1"/>
          <table:table-cell table:formula="oooc:=[.H80]+10" office:value-type="float" office:value="50">
            <text:p>50</text:p>
          </table:table-cell>
          <table:table-cell table:style-name="ce1" table:formula="oooc:=AVERAGE([.B81:.F81])" office:value-type="float" office:value="29.88654">
            <text:p>29.8865</text:p>
          </table:table-cell>
          <table:table-cell table:style-name="ce1" table:formula="oooc:=STDEV([.B81:.F81])/SQRT(5)" office:value-type="float" office:value="0.0519182588305885">
            <text:p>0.0519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Default" table:formula="oooc:=([.B76]+1)*2.54/32" office:value-type="float" office:value="0.555625">
            <text:p>0.56</text:p>
          </table:table-cell>
          <table:table-cell table:style-name="Default"/>
          <table:table-cell table:number-columns-repeated="7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style-name="Default" table:formula="oooc:=[.B76]+1" office:value-type="float" office:value="7">
            <text:p>7</text:p>
          </table:table-cell>
          <table:table-cell table:style-name="Default" table:formula="oooc:=[.C76]+1" office:value-type="float" office:value="7">
            <text:p>7</text:p>
          </table:table-cell>
          <table:table-cell table:formula="oooc:=[.D76]+1" office:value-type="float" office:value="7">
            <text:p>7</text:p>
          </table:table-cell>
          <table:table-cell table:formula="oooc:=[.E76]+1" office:value-type="float" office:value="7">
            <text:p>7</text:p>
          </table:table-cell>
          <table:table-cell table:formula="oooc:=[.F76]+1"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.4155">
            <text:p>20.4155</text:p>
          </table:table-cell>
          <table:table-cell office:value-type="float" office:value="20.4998">
            <text:p>20.4998</text:p>
          </table:table-cell>
          <table:table-cell table:style-name="ce1" office:value-type="float" office:value="20.3931">
            <text:p>20.3931</text:p>
          </table:table-cell>
          <table:table-cell table:style-name="ce1" office:value-type="float" office:value="20.4337">
            <text:p>20.4337</text:p>
          </table:table-cell>
          <table:table-cell table:style-name="ce1" office:value-type="float" office:value="20.5051">
            <text:p>20.5051</text:p>
          </table:table-cell>
          <table:table-cell table:style-name="ce1"/>
          <table:table-cell office:value-type="float" office:value="50">
            <text:p>50</text:p>
          </table:table-cell>
          <table:table-cell table:style-name="ce1" table:formula="oooc:=AVERAGE([.B88:.F88])" office:value-type="float" office:value="20.44944">
            <text:p>20.4494</text:p>
          </table:table-cell>
          <table:table-cell table:style-name="ce1" table:formula="oooc:=STDEV([.B88:.F88])/SQRT(5)" office:value-type="float" office:value="0.0225920694049922">
            <text:p>0.0226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>
            <text:p>v_L</text:p>
          </table:table-cell>
          <table:table-cell table:style-name="ce2" table:formula="oooc:=[.H88]*10^(-2)/[.I88]" office:value-type="float" office:value="0.0244505473010508">
            <text:p>2.4451E-2</text:p>
          </table:table-cell>
          <table:table-cell table:style-name="ce2" table:formula="oooc:=SQRT(9*10^(-8)/[.I88]^2+0.5^2/[.I88]^4*[.J88]^2)" office:value-type="float" office:value="0.0000307390356252165">
            <text:p>3.0739E-5</text:p>
          </table:table-cell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3" table:formula="oooc:=([.B87]+1)*2.54/32" office:value-type="float" office:value="0.635">
            <text:p>0.635</text:p>
          </table:table-cell>
          <table:table-cell table:style-name="ce3" table:formula="oooc:=0.001" office:value-type="float" office:value="0.001">
            <text:p>0.001</text:p>
          </table:table-cell>
          <table:table-cell table:number-columns-repeated="7"/>
        </table:table-row>
        <table:table-row table:style-name="ro1">
          <table:table-cell office:value-type="string">
            <text:p>eta</text:p>
          </table:table-cell>
          <table:table-cell table:style-name="ce2" table:formula="oooc:=[.B91]^2*10^(-4)*9.806/18/[.B90]" office:value-type="float" office:value="0.0008984175967096">
            <text:p>8.9842E-4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style-name="Default" table:formula="oooc:=[.B87]+1" office:value-type="float" office:value="8">
            <text:p>8</text:p>
          </table:table-cell>
          <table:table-cell table:style-name="Default" table:formula="oooc:=[.C87]+1" office:value-type="float" office:value="8">
            <text:p>8</text:p>
          </table:table-cell>
          <table:table-cell table:formula="oooc:=[.D87]+1" office:value-type="float" office:value="8">
            <text:p>8</text:p>
          </table:table-cell>
          <table:table-cell table:formula="oooc:=[.E87]+1" office:value-type="float" office:value="8">
            <text:p>8</text:p>
          </table:table-cell>
          <table:table-cell table:formula="oooc:=[.F87]+1"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.0105">
            <text:p>15.0105</text:p>
          </table:table-cell>
          <table:table-cell office:value-type="float" office:value="14.521">
            <text:p>14.5210</text:p>
          </table:table-cell>
          <table:table-cell table:style-name="ce1" office:value-type="float" office:value="14.7475">
            <text:p>14.7475</text:p>
          </table:table-cell>
          <table:table-cell table:style-name="ce1" office:value-type="float" office:value="14.7935">
            <text:p>14.7935</text:p>
          </table:table-cell>
          <table:table-cell table:style-name="ce1" office:value-type="float" office:value="14.8191">
            <text:p>14.8191</text:p>
          </table:table-cell>
          <table:table-cell table:style-name="ce1"/>
          <table:table-cell office:value-type="float" office:value="50">
            <text:p>50</text:p>
          </table:table-cell>
          <table:table-cell table:style-name="ce1" table:formula="oooc:=AVERAGE([.B95:.F95])" office:value-type="float" office:value="14.77832">
            <text:p>14.7783</text:p>
          </table:table-cell>
          <table:table-cell table:style-name="ce1" table:formula="oooc:=STDEV([.B95:.F95])/SQRT(5)" office:value-type="float" office:value="0.0784106013240556">
            <text:p>0.0784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>
            <text:p>v_L</text:p>
          </table:table-cell>
          <table:table-cell table:style-name="ce2" table:formula="oooc:=[.H95]*10^(-2)/[.I95]" office:value-type="float" office:value="0.0338333450622263">
            <text:p>3.3833E-2</text:p>
          </table:table-cell>
          <table:table-cell table:style-name="ce2" table:formula="oooc:=SQRT(9*10^(-8)/[.I95]^2+0.5^2/[.I95]^4*[.J95]^2)" office:value-type="float" office:value="0.000180656641625011">
            <text:p>1.8066E-4</text:p>
          </table:table-cell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3" table:formula="oooc:=([.B94]+1)*2.54/32" office:value-type="float" office:value="0.714375">
            <text:p>0.714</text:p>
          </table:table-cell>
          <table:table-cell table:style-name="ce3" table:formula="oooc:=0.001" office:value-type="float" office:value="0.001">
            <text:p>0.001</text:p>
          </table:table-cell>
          <table:table-cell table:number-columns-repeated="7"/>
        </table:table-row>
        <table:table-row table:style-name="ro1">
          <table:table-cell office:value-type="string">
            <text:p>eta</text:p>
          </table:table-cell>
          <table:table-cell table:style-name="ce2" table:formula="oooc:=[.B98]^2*10^(-4)*9.806/18/[.B97]" office:value-type="float" office:value="0.000821725834670044">
            <text:p>8.2173E-4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style-name="Default" table:formula="oooc:=[.B94]+1" office:value-type="float" office:value="9">
            <text:p>9</text:p>
          </table:table-cell>
          <table:table-cell table:style-name="Default" table:formula="oooc:=[.C94]+1" office:value-type="float" office:value="9">
            <text:p>9</text:p>
          </table:table-cell>
          <table:table-cell table:formula="oooc:=[.D94]+1" office:value-type="float" office:value="9">
            <text:p>9</text:p>
          </table:table-cell>
          <table:table-cell table:formula="oooc:=[.E94]+1" office:value-type="float" office:value="9">
            <text:p>9</text:p>
          </table:table-cell>
          <table:table-cell table:formula="oooc:=[.F94]+1" office:value-type="float" office:value="9">
            <text:p>9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.8372">
            <text:p>10.8372</text:p>
          </table:table-cell>
          <table:table-cell office:value-type="float" office:value="10.8669">
            <text:p>10.8669</text:p>
          </table:table-cell>
          <table:table-cell table:style-name="ce1" office:value-type="float" office:value="10.8057">
            <text:p>10.8057</text:p>
          </table:table-cell>
          <table:table-cell table:style-name="ce1" office:value-type="float" office:value="11.0179">
            <text:p>11.0179</text:p>
          </table:table-cell>
          <table:table-cell table:style-name="ce1" office:value-type="float" office:value="10.7077">
            <text:p>10.7077</text:p>
          </table:table-cell>
          <table:table-cell table:style-name="ce1"/>
          <table:table-cell office:value-type="float" office:value="50">
            <text:p>50</text:p>
          </table:table-cell>
          <table:table-cell table:style-name="ce1" table:formula="oooc:=AVERAGE([.B102:.F102])" office:value-type="float" office:value="10.84708">
            <text:p>10.8471</text:p>
          </table:table-cell>
          <table:table-cell table:style-name="ce1" table:formula="oooc:=STDEV([.B102:.F102])/SQRT(5)" office:value-type="float" office:value="0.0504028808700452">
            <text:p>0.0504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>
            <text:p>v_L</text:p>
          </table:table-cell>
          <table:table-cell table:style-name="ce2" table:formula="oooc:=[.H102]*10^(-2)/[.I102]" office:value-type="float" office:value="0.0460953546945353">
            <text:p>4.6095E-2</text:p>
          </table:table-cell>
          <table:table-cell table:style-name="ce2" table:formula="oooc:=SQRT(9*10^(-8)/[.I102]^2+0.5^2/[.I102]^4*[.J102]^2)" office:value-type="float" office:value="0.000215968470948627">
            <text:p>2.1597E-4</text:p>
          </table:table-cell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3" table:formula="oooc:=([.B101]+1)*2.54/32" office:value-type="float" office:value="0.79375">
            <text:p>0.794</text:p>
          </table:table-cell>
          <table:table-cell table:style-name="ce3" table:formula="oooc:=0.001" office:value-type="float" office:value="0.001">
            <text:p>0.001</text:p>
          </table:table-cell>
          <table:table-cell table:number-columns-repeated="7"/>
        </table:table-row>
        <table:table-row table:style-name="ro1">
          <table:table-cell office:value-type="string">
            <text:p>eta</text:p>
          </table:table-cell>
          <table:table-cell table:style-name="ce2" table:formula="oooc:=[.B105]^2*10^(-4)*9.806/18/[.B104]" office:value-type="float" office:value="0.000744611431361076">
            <text:p>7.4461E-4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style-name="Default" table:formula="oooc:=[.B101]+1" office:value-type="float" office:value="10">
            <text:p>10</text:p>
          </table:table-cell>
          <table:table-cell table:style-name="Default" table:formula="oooc:=[.C101]+1" office:value-type="float" office:value="10">
            <text:p>10</text:p>
          </table:table-cell>
          <table:table-cell table:formula="oooc:=[.D101]+1" office:value-type="float" office:value="10">
            <text:p>10</text:p>
          </table:table-cell>
          <table:table-cell table:formula="oooc:=[.E101]+1" office:value-type="float" office:value="10">
            <text:p>10</text:p>
          </table:table-cell>
          <table:table-cell table:formula="oooc:=[.F101]+1"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.0948">
            <text:p>8.0948</text:p>
          </table:table-cell>
          <table:table-cell office:value-type="float" office:value="8.0813">
            <text:p>8.0813</text:p>
          </table:table-cell>
          <table:table-cell table:style-name="ce1" office:value-type="float" office:value="7.9078">
            <text:p>7.9078</text:p>
          </table:table-cell>
          <table:table-cell table:style-name="ce1" office:value-type="float" office:value="8.1931">
            <text:p>8.1931</text:p>
          </table:table-cell>
          <table:table-cell table:style-name="ce1" office:value-type="float" office:value="8.1917">
            <text:p>8.1917</text:p>
          </table:table-cell>
          <table:table-cell table:style-name="ce1"/>
          <table:table-cell office:value-type="float" office:value="50">
            <text:p>50</text:p>
          </table:table-cell>
          <table:table-cell table:style-name="ce1" table:formula="oooc:=AVERAGE([.B109:.F109])" office:value-type="float" office:value="8.09374">
            <text:p>8.0937</text:p>
          </table:table-cell>
          <table:table-cell table:style-name="ce1" table:formula="oooc:=STDEV([.B109:.F109])/SQRT(5)" office:value-type="float" office:value="0.0520567632493608">
            <text:p>0.0521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>
            <text:p>v_L</text:p>
          </table:table-cell>
          <table:table-cell table:style-name="ce2" table:formula="oooc:=[.H109]*10^(-2)/[.I109]" office:value-type="float" office:value="0.0617761381017922">
            <text:p>6.1776E-2</text:p>
          </table:table-cell>
          <table:table-cell table:style-name="ce2" table:formula="oooc:=SQRT(9*10^(-8)/[.I109]^2+0.5^2/[.I109]^4*[.J109]^2)" office:value-type="float" office:value="0.000399052675852993">
            <text:p>3.9905E-4</text:p>
          </table:table-cell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3" table:formula="oooc:=([.B108]+1)*2.54/32" office:value-type="float" office:value="0.873125">
            <text:p>0.873</text:p>
          </table:table-cell>
          <table:table-cell table:style-name="ce3" table:formula="oooc:=0.001" office:value-type="float" office:value="0.001">
            <text:p>0.001</text:p>
          </table:table-cell>
          <table:table-cell table:number-columns-repeated="7"/>
        </table:table-row>
        <table:table-row table:style-name="ro1">
          <table:table-cell office:value-type="string">
            <text:p>eta</text:p>
          </table:table-cell>
          <table:table-cell table:style-name="ce2" table:formula="oooc:=[.B112]^2*10^(-4)*9.806/18/[.B111]" office:value-type="float" office:value="0.000672281987873411">
            <text:p>6.7228E-4</text:p>
          </table:table-cell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scientific-number number:decimal-places="4" number:min-integer-digits="1" number:min-exponent-digits="1"/>
    </number:number-style>
    <number:number-style style:name="N11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2">22/04/2008</text:date>, <text:time>17:2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4-22T15:19:05</meta:creation-date>
    <dc:date>2008-04-22T17:21:47</dc:date>
    <meta:editing-cycles>25</meta:editing-cycles>
    <meta:editing-duration>PT2H2M27S</meta:editing-duration>
    <meta:user-defined meta:name="Info 1"/>
    <meta:user-defined meta:name="Info 2"/>
    <meta:user-defined meta:name="Info 3"/>
    <meta:user-defined meta:name="Info 4"/>
    <meta:document-statistic meta:table-count="3" meta:cell-count="574"/>
  </office:meta>
</office:document-meta>
</file>